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160000034ED1437E75B9C3EE4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4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7cm" svg:height="14.46cm" svg:x="1cm" svg:y="3cm">
          <draw:image xlink:href="Pictures/10000201000006160000034ED1437E75B9C3EE4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19T16:42:01.699389727</meta:creation-date>
    <dc:date>2020-04-14T10:33:57.282069036</dc:date>
    <meta:editing-duration>PT36M21S</meta:editing-duration>
    <meta:editing-cycles>14</meta:editing-cycles>
    <meta:generator>LibreOffice/6.4.2.2$Linux_X86_64 LibreOffice_project/470efa65018866d4eccd0320fc85de07297c8d71</meta:generator>
    <meta:document-statistic meta:object-count="1"/>
  </office:meta>
</office:document-meta>
</file>